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eta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DejaVu Sans" fo:font-size="15pt" fo:font-weight="bold" officeooo:rsid="001b1773" officeooo:paragraph-rsid="00010938" style:font-size-asian="15pt" style:font-weight-asian="bold" style:font-size-complex="15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DejaVu Sans" fo:font-size="15pt" fo:font-weight="normal" officeooo:rsid="0001b7aa" officeooo:paragraph-rsid="0001b7aa" style:font-size-asian="15pt" style:font-weight-asian="normal" style:font-size-complex="15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DejaVu Sans" fo:font-size="15pt" fo:font-weight="normal" officeooo:rsid="00083074" officeooo:paragraph-rsid="00083074" style:font-size-asian="15pt" style:font-weight-asian="normal" style:font-size-complex="15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DejaVu Sans" fo:font-size="15pt" fo:font-weight="normal" officeooo:rsid="000c5753" officeooo:paragraph-rsid="000c5753" style:font-size-asian="15pt" style:font-weight-asian="normal" style:font-size-complex="15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DejaVu Sans" fo:font-size="15pt" fo:font-weight="normal" officeooo:rsid="000c5753" officeooo:paragraph-rsid="0021cd3b" style:font-size-asian="15pt" style:font-weight-asian="normal" style:font-size-complex="15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DejaVu Sans" fo:font-size="15pt" fo:font-weight="normal" officeooo:rsid="0030f94c" officeooo:paragraph-rsid="00426360" style:font-size-asian="15pt" style:font-weight-asian="normal" style:font-size-complex="15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font-name="DejaVu Sans" fo:font-size="15pt" fo:font-weight="normal" officeooo:rsid="000c5753" officeooo:paragraph-rsid="00426360" style:font-size-asian="15pt" style:font-weight-asian="normal" style:font-size-complex="15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DejaVu Sans" fo:font-size="15pt" fo:font-weight="normal" officeooo:rsid="0045d48b" officeooo:paragraph-rsid="0045d48b" style:font-size-asian="15pt" style:font-weight-asian="normal" style:font-size-complex="15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DejaVu Sans" fo:font-size="15pt" fo:font-weight="normal" officeooo:rsid="009b5d35" officeooo:paragraph-rsid="009b5d35" style:font-size-asian="15pt" style:font-weight-asian="normal" style:font-size-complex="15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DejaVu Sans" fo:font-size="15pt" fo:font-weight="normal" officeooo:rsid="00a5092e" officeooo:paragraph-rsid="00a5092e" style:font-size-asian="15pt" style:font-weight-asian="normal" style:font-size-complex="15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DejaVu Sans" fo:font-size="15pt" fo:font-weight="normal" officeooo:rsid="00bdd616" officeooo:paragraph-rsid="00bdd616" style:font-size-asian="15pt" style:font-weight-asian="normal" style:font-size-complex="15pt" style:font-weight-complex="normal"/>
    </style:style>
    <style:style style:name="T1" style:family="text">
      <style:text-properties officeooo:rsid="00066237"/>
    </style:style>
    <style:style style:name="T2" style:family="text">
      <style:text-properties officeooo:rsid="0003dc5c"/>
    </style:style>
    <style:style style:name="T3" style:family="text">
      <style:text-properties officeooo:rsid="0004faf3"/>
    </style:style>
    <style:style style:name="T4" style:family="text">
      <style:text-properties officeooo:rsid="0007ea22"/>
    </style:style>
    <style:style style:name="T5" style:family="text">
      <style:text-properties officeooo:rsid="00083074"/>
    </style:style>
    <style:style style:name="T6" style:family="text">
      <style:text-properties officeooo:rsid="00131ee9"/>
    </style:style>
    <style:style style:name="T7" style:family="text">
      <style:text-properties officeooo:rsid="008a3703"/>
    </style:style>
    <style:style style:name="T8" style:family="text">
      <style:text-properties officeooo:rsid="008a7df2"/>
    </style:style>
    <style:style style:name="T9" style:family="text">
      <style:text-properties officeooo:rsid="001ae278"/>
    </style:style>
    <style:style style:name="T10" style:family="text">
      <style:text-properties officeooo:rsid="001bc230"/>
    </style:style>
    <style:style style:name="T11" style:family="text">
      <style:text-properties officeooo:rsid="00c93821"/>
    </style:style>
    <style:style style:name="T12" style:family="text">
      <style:text-properties officeooo:rsid="001caf1f"/>
    </style:style>
    <style:style style:name="T13" style:family="text">
      <style:text-properties officeooo:rsid="001d63d9"/>
    </style:style>
    <style:style style:name="T14" style:family="text">
      <style:text-properties officeooo:rsid="00204a68"/>
    </style:style>
    <style:style style:name="T15" style:family="text">
      <style:text-properties officeooo:rsid="0025dc7f"/>
    </style:style>
    <style:style style:name="T16" style:family="text">
      <style:text-properties officeooo:rsid="0027b607"/>
    </style:style>
    <style:style style:name="T17" style:family="text">
      <style:text-properties officeooo:rsid="00291d6f"/>
    </style:style>
    <style:style style:name="T18" style:family="text">
      <style:text-properties officeooo:rsid="00426360"/>
    </style:style>
    <style:style style:name="T19" style:family="text">
      <style:text-properties officeooo:rsid="0032f4da"/>
    </style:style>
    <style:style style:name="T20" style:family="text">
      <style:text-properties officeooo:rsid="00331b05"/>
    </style:style>
    <style:style style:name="T21" style:family="text">
      <style:text-properties officeooo:rsid="00344718"/>
    </style:style>
    <style:style style:name="T22" style:family="text">
      <style:text-properties officeooo:rsid="00348639"/>
    </style:style>
    <style:style style:name="T23" style:family="text">
      <style:text-properties officeooo:rsid="00370a86"/>
    </style:style>
    <style:style style:name="T24" style:family="text">
      <style:text-properties officeooo:rsid="00411c1a"/>
    </style:style>
    <style:style style:name="T25" style:family="text">
      <style:text-properties officeooo:rsid="003f08ee"/>
    </style:style>
    <style:style style:name="T26" style:family="text">
      <style:text-properties officeooo:rsid="0047ca69"/>
    </style:style>
    <style:style style:name="T27" style:family="text">
      <style:text-properties officeooo:rsid="006986c9"/>
    </style:style>
    <style:style style:name="T28" style:family="text">
      <style:text-properties officeooo:rsid="00872ab0"/>
    </style:style>
    <style:style style:name="T29" style:family="text">
      <style:text-properties officeooo:rsid="0087e5dd"/>
    </style:style>
    <style:style style:name="T30" style:family="text">
      <style:text-properties officeooo:rsid="008db1c9"/>
    </style:style>
    <style:style style:name="T31" style:family="text">
      <style:text-properties officeooo:rsid="008e4e06"/>
    </style:style>
    <style:style style:name="T32" style:family="text">
      <style:text-properties officeooo:rsid="0098eff7"/>
    </style:style>
    <style:style style:name="T33" style:family="text">
      <style:text-properties officeooo:rsid="009e191f"/>
    </style:style>
    <style:style style:name="T34" style:family="text">
      <style:text-properties officeooo:rsid="009f6063"/>
    </style:style>
    <style:style style:name="T35" style:family="text">
      <style:text-properties officeooo:rsid="00a18d57"/>
    </style:style>
    <style:style style:name="T36" style:family="text">
      <style:text-properties officeooo:rsid="00a305e1"/>
    </style:style>
    <style:style style:name="T37" style:family="text">
      <style:text-properties officeooo:rsid="00a82bb0"/>
    </style:style>
    <style:style style:name="T38" style:family="text">
      <style:text-properties officeooo:rsid="00afbc2c"/>
    </style:style>
    <style:style style:name="T39" style:family="text">
      <style:text-properties officeooo:rsid="00b32230"/>
    </style:style>
    <style:style style:name="T40" style:family="text">
      <style:text-properties officeooo:rsid="00b3ce0d"/>
    </style:style>
    <style:style style:name="T41" style:family="text">
      <style:text-properties officeooo:rsid="00b6d2ce"/>
    </style:style>
    <style:style style:name="T42" style:family="text">
      <style:text-properties officeooo:rsid="00b91def"/>
    </style:style>
    <style:style style:name="T43" style:family="text">
      <style:text-properties officeooo:rsid="00bc147b"/>
    </style:style>
    <style:style style:name="T44" style:family="text">
      <style:text-properties officeooo:rsid="00bb50a7"/>
    </style:style>
    <style:style style:name="T45" style:family="text">
      <style:text-properties officeooo:rsid="00be90d7"/>
    </style:style>
    <style:style style:name="T46" style:family="text">
      <style:text-properties officeooo:rsid="00c75e4a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lisions of circle-shaped bodies</text:p>
      <text:p text:style-name="P1"><text:s/></text:p>
      <text:p text:style-name="P2">There are 2 circle-shaped bodies on 2D space <text:span text:style-name="T1">moving in straight lines</text:span>. <text:span text:style-name="T2">The goal </text:span><text:span text:style-name="T3">is </text:span><text:span text:style-name="T4">to detect </text:span><text:span text:style-name="T5">if they</text:span></text:p>
      <text:p text:style-name="P3">will collide and when.</text:p>
      <text:p text:style-name="P4">The moment they collide, the distance between the centers is the sum of their radii. <text:span text:style-name="T6">Based on that, we can make this formula:</text:span></text:p>
      <text:p text:style-name="P5"><text:s/><draw:frame draw:style-name="fr1" draw:name="Object1" text:anchor-type="as-char" svg:y="-0.1728in" svg:width="0.8882in" svg:height="0.2091in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7">(</text:span><text:span text:style-name="T8">*</text:span><text:span text:style-name="T7">)</text:span> <text:span text:style-name="T9">where:</text:span></text:p>
      <text:p text:style-name="P5"><text:span text:style-name="T9"><text:tab/></text:span><text:span text:style-name="T9"><draw:frame draw:style-name="fr1" draw:name="Object2" text:anchor-type="as-char" svg:y="-0.1492in" svg:width="0.0898in" svg:height="0.1854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"> </text:span><text:span text:style-name="T10">depends on the spee</text:span><text:span text:style-name="T11">ds</text:span></text:p>
      <text:p text:style-name="P5"><text:span text:style-name="T10"><text:tab/></text:span><text:span text:style-name="T10"><draw:frame draw:style-name="fr1" draw:name="Object3" text:anchor-type="as-char" svg:y="-0.1492in" svg:width="0.0902in" svg:height="0.1854in" draw:z-index="8"><draw:object xlink:href="./Object 3" xlink:type="simple" xlink:show="embed" xlink:actuate="onLoad"/><draw:image xlink:href="./ObjectReplacements/Object 3" xlink:type="simple" xlink:show="embed" xlink:actuate="onLoad"/></draw:frame></text:span><text:span text:style-name="T10"> </text:span><text:span text:style-name="T12">depends on </text:span><text:span text:style-name="T13">the speeds and the </text:span><text:span text:style-name="T14">current </text:span><text:span text:style-name="T13">positions</text:span></text:p>
      <text:p text:style-name="P5"><text:tab/><draw:frame draw:style-name="fr1" draw:name="Object4" text:anchor-type="as-char" svg:y="-0.1728in" svg:width="1.0555in" svg:height="0.2339in" draw:z-index="2"><draw:object xlink:href="./Object 4" xlink:type="simple" xlink:show="embed" xlink:actuate="onLoad"/><draw:image xlink:href="./ObjectReplacements/Object 4" xlink:type="simple" xlink:show="embed" xlink:actuate="onLoad"/></draw:frame> <text:span text:style-name="T15">where:</text:span></text:p>
      <text:p text:style-name="P5"><text:tab/><text:tab/><draw:frame draw:style-name="fr1" draw:name="Object5" text:anchor-type="as-char" svg:y="-0.1492in" svg:width="0.0965in" svg:height="0.1854in" draw:z-index="3"><draw:object xlink:href="./Object 5" xlink:type="simple" xlink:show="embed" xlink:actuate="onLoad"/><draw:image xlink:href="./ObjectReplacements/Object 5" xlink:type="simple" xlink:show="embed" xlink:actuate="onLoad"/></draw:frame> <text:span text:style-name="T16">is the current distance between the bodies</text:span></text:p>
      <text:p text:style-name="P5"><text:tab/><text:tab/><draw:frame draw:style-name="fr1" draw:name="Object6" text:anchor-type="as-char" svg:y="-0.1492in" svg:width="0.3339in" svg:height="0.2102in" draw:z-index="4"><draw:object xlink:href="./Object 6" xlink:type="simple" xlink:show="embed" xlink:actuate="onLoad"/><draw:image xlink:href="./ObjectReplacements/Object 6" xlink:type="simple" xlink:show="embed" xlink:actuate="onLoad"/></draw:frame> <text:span text:style-name="T17">are the radii</text:span></text:p>
      <text:p text:style-name="P6"><draw:frame draw:style-name="fr1" draw:name="Object7" text:anchor-type="as-char" svg:y="-0.1492in" svg:width="0.3138in" svg:height="0.1854in" draw:z-index="5"><draw:object xlink:href="./Object 7" xlink:type="simple" xlink:show="embed" xlink:actuate="onLoad"/><draw:image xlink:href="./ObjectReplacements/Object 7" xlink:type="simple" xlink:show="embed" xlink:actuate="onLoad"/></draw:frame>:</text:p>
      <text:p text:style-name="P7"><text:span text:style-name="T18">T</text:span><text:span text:style-name="T19">he </text:span><text:span text:style-name="T20">bodies </text:span><text:span text:style-name="T21">are </text:span><text:span text:style-name="T22">currently </text:span><text:span text:style-name="T23">colliding, </text:span><text:span text:style-name="T24">so</text:span><text:span text:style-name="T23"> </text:span><text:span text:style-name="T24">t</text:span><text:span text:style-name="T25">he problem has been solved.</text:span></text:p>
      <text:p text:style-name="P5"/>
      <text:p text:style-name="P5"><draw:frame draw:style-name="fr1" draw:name="Object8" text:anchor-type="as-char" svg:y="-0.1492in" svg:width="0.289in" svg:height="0.1854in" draw:z-index="6"><draw:object xlink:href="./Object 8" xlink:type="simple" xlink:show="embed" xlink:actuate="onLoad"/><draw:image xlink:href="./ObjectReplacements/Object 8" xlink:type="simple" xlink:show="embed" xlink:actuate="onLoad"/></draw:frame>:</text:p>
      <text:p text:style-name="P8">The bodies <text:span text:style-name="T26">aren’t currently colliding. </text:span><text:span text:style-name="T27">If </text:span><draw:frame draw:style-name="fr1" draw:name="Object9" text:anchor-type="as-char" svg:y="-0.1492in" svg:width="0.3189in" svg:height="0.1854in" draw:z-index="7"><draw:object xlink:href="./Object 9" xlink:type="simple" xlink:show="embed" xlink:actuate="onLoad"/><draw:image xlink:href="./ObjectReplacements/Object 9" xlink:type="simple" xlink:show="embed" xlink:actuate="onLoad"/></draw:frame>, <text:span text:style-name="T27">the bodies are moving in parallel lines and will never touch each other, so the problem is solved.</text:span></text:p>
      <text:p text:style-name="P8"/>
      <text:p text:style-name="P8"><draw:frame draw:style-name="fr1" draw:name="Object12" text:anchor-type="as-char" svg:y="-0.1492in" svg:width="0.3008in" svg:height="0.2102in" draw:z-index="9"><draw:object xlink:href="./Object 12" xlink:type="simple" xlink:show="embed" xlink:actuate="onLoad"/><draw:image xlink:href="./ObjectReplacements/Object 12" xlink:type="simple" xlink:show="embed" xlink:actuate="onLoad"/></draw:frame><text:s/><text:span text:style-name="T28">are the solutions </text:span><text:span text:style-name="T29">of </text:span><text:span text:style-name="T30">(*) </text:span><text:span text:style-name="T31">for </text:span><text:span text:style-name="T31"><draw:frame draw:style-name="fr1" draw:name="Object13" text:anchor-type="as-char" svg:y="-0.1492in" svg:width="0.0602in" svg:height="0.1854in" draw:z-index="10"><draw:object xlink:href="./Object 13" xlink:type="simple" xlink:show="embed" xlink:actuate="onLoad"/><draw:image xlink:href="./ObjectReplacements/Object 13" xlink:type="simple" xlink:show="embed" xlink:actuate="onLoad"/></draw:frame></text:span><text:span text:style-name="T31">. </text:span><text:span text:style-name="T32">Moreover, </text:span><text:span text:style-name="T31"><draw:frame draw:style-name="fr1" draw:name="Object14" text:anchor-type="as-char" svg:y="-0.1492in" svg:width="0.3634in" svg:height="0.2102in" draw:z-index="11"><draw:object xlink:href="./Object 14" xlink:type="simple" xlink:show="embed" xlink:actuate="onLoad"/><draw:image xlink:href="./ObjectReplacements/Object 14" xlink:type="simple" xlink:show="embed" xlink:actuate="onLoad"/></draw:frame></text:span><text:span text:style-name="T31">.</text:span></text:p>
      <text:p text:style-name="P9">If <draw:frame draw:style-name="fr1" draw:name="Object15" text:anchor-type="as-char" svg:y="-0.1492in" svg:width="0.3161in" svg:height="0.2102in" draw:z-index="12"><draw:object xlink:href="./Object 15" xlink:type="simple" xlink:show="embed" xlink:actuate="onLoad"/><draw:image xlink:href="./ObjectReplacements/Object 15" xlink:type="simple" xlink:show="embed" xlink:actuate="onLoad"/></draw:frame>, <text:span text:style-name="T33">the bodies </text:span><text:span text:style-name="T34">collided </text:span><text:span text:style-name="T35">somewhere</text:span><text:span text:style-name="T34"> in the past </text:span><text:span text:style-name="T35">and will never </text:span><text:span text:style-name="T36">do it again.</text:span></text:p>
      <text:p text:style-name="P10">If <draw:frame draw:style-name="fr1" draw:name="Object16" text:anchor-type="as-char" svg:y="-0.1492in" svg:width="0.3409in" svg:height="0.2102in" draw:z-index="13"><draw:object xlink:href="./Object 16" xlink:type="simple" xlink:show="embed" xlink:actuate="onLoad"/><draw:image xlink:href="./ObjectReplacements/Object 16" xlink:type="simple" xlink:show="embed" xlink:actuate="onLoad"/></draw:frame>, <text:span text:style-name="T37">then</text:span> <draw:frame draw:style-name="fr1" draw:name="Object17" text:anchor-type="as-char" svg:y="-0.1492in" svg:width="0.3398in" svg:height="0.2102in" draw:z-index="14"><draw:object xlink:href="./Object 17" xlink:type="simple" xlink:show="embed" xlink:actuate="onLoad"/><draw:image xlink:href="./ObjectReplacements/Object 17" xlink:type="simple" xlink:show="embed" xlink:actuate="onLoad"/></draw:frame>. <text:span text:style-name="T38">If </text:span><text:span text:style-name="T39">it was the case that</text:span><text:span text:style-name="T38"> </text:span><text:span text:style-name="T38"><draw:frame draw:style-name="fr1" draw:name="Object18" text:anchor-type="as-char" svg:y="-0.1492in" svg:width="0.3146in" svg:height="0.2102in" draw:z-index="15"><draw:object xlink:href="./Object 18" xlink:type="simple" xlink:show="embed" xlink:actuate="onLoad"/><draw:image xlink:href="./ObjectReplacements/Object 18" xlink:type="simple" xlink:show="embed" xlink:actuate="onLoad"/></draw:frame></text:span><text:span text:style-name="T38">, </text:span><text:span text:style-name="T40">the</text:span><text:span text:style-name="T41">y’d currently be colliding, </text:span><text:span text:style-name="T42">which is impossible </text:span><text:span text:style-name="T43">when</text:span><text:span text:style-name="T44"> </text:span><text:span text:style-name="T44"><draw:frame draw:style-name="fr1" draw:name="Object19" text:anchor-type="as-char" svg:y="-0.1492in" svg:width="0.289in" svg:height="0.1854in" draw:z-index="16"><draw:object xlink:href="./Object 19" xlink:type="simple" xlink:show="embed" xlink:actuate="onLoad"/><draw:image xlink:href="./ObjectReplacements/Object 19" xlink:type="simple" xlink:show="embed" xlink:actuate="onLoad"/></draw:frame></text:span><text:span text:style-name="T44">.</text:span></text:p>
      <text:p text:style-name="P11">Therefore, <draw:frame draw:style-name="fr1" draw:name="Object20" text:anchor-type="as-char" svg:y="-0.1492in" svg:width="0.1102in" svg:height="0.2102in" draw:z-index="17"><draw:object xlink:href="./Object 20" xlink:type="simple" xlink:show="embed" xlink:actuate="onLoad"/><draw:image xlink:href="./ObjectReplacements/Object 20" xlink:type="simple" xlink:show="embed" xlink:actuate="onLoad"/></draw:frame><text:s/><text:span text:style-name="T45">is </text:span><text:span text:style-name="T46">the solu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3T19:14:33.237035000</meta:creation-date>
    <dc:date>2025-03-23T20:09:49.263619000</dc:date>
    <meta:editing-duration>PT53M12S</meta:editing-duration>
    <meta:editing-cycles>151</meta:editing-cycles>
    <meta:generator>LibreOffice/25.2.2.1$Linux_X86_64 LibreOffice_project/520$Build-1</meta:generator>
    <meta:document-statistic meta:table-count="0" meta:image-count="0" meta:object-count="18" meta:page-count="1" meta:paragraph-count="19" meta:word-count="161" meta:character-count="886" meta:non-whitespace-character-count="726"/>
  </office:meta>
</office:document-meta>
</file>

<file path=Object 1/content.xml><?xml version="1.0" encoding="utf-8"?>
<math xmlns="http://www.w3.org/1998/Math/MathML" display="block">
  <semantics>
    <mrow>
      <mrow>
        <msup>
          <mi mathvariant="italic">at</mi>
          <mn>2</mn>
        </msup>
        <mo stretchy="false">+</mo>
        <mi mathvariant="italic">bt</mi>
        <mo stretchy="false">+</mo>
        <mi>c</mi>
      </mrow>
      <mo stretchy="false">=</mo>
      <mn>0</mn>
    </mrow>
    <annotation encoding="StarMath 5.0">at^{2}+bt+c=0
</annotation>
  </semantics>
</math>
</file>

<file path=Object 12/content.xml><?xml version="1.0" encoding="utf-8"?>
<math xmlns="http://www.w3.org/1998/Math/MathML" display="block">
  <semantics>
    <mrow>
      <msub>
        <mi>t</mi>
        <mn>1</mn>
      </msub>
      <mi>,</mi>
      <msub>
        <mi>t</mi>
        <mn>2</mn>
      </msub>
    </mrow>
    <annotation encoding="StarMath 5.0">t_1,t_2</annotation>
  </semantics>
</math>
</file>

<file path=Object 13/content.xml><?xml version="1.0" encoding="utf-8"?>
<math xmlns="http://www.w3.org/1998/Math/MathML" display="block">
  <semantics>
    <mi>t</mi>
    <annotation encoding="StarMath 5.0">t</annotation>
  </semantics>
</math>
</file>

<file path=Object 14/content.xml><?xml version="1.0" encoding="utf-8"?>
<math xmlns="http://www.w3.org/1998/Math/MathML" display="block">
  <semantics>
    <mrow>
      <msub>
        <mi>t</mi>
        <mn>1</mn>
      </msub>
      <mo stretchy="false">≤</mo>
      <msub>
        <mi>t</mi>
        <mn>2</mn>
      </msub>
    </mrow>
    <annotation encoding="StarMath 5.0">t_1&lt;=t_2</annotation>
  </semantics>
</math>
</file>

<file path=Object 15/content.xml><?xml version="1.0" encoding="utf-8"?>
<math xmlns="http://www.w3.org/1998/Math/MathML" display="block">
  <semantics>
    <mrow>
      <msub>
        <mi>t</mi>
        <mn>2</mn>
      </msub>
      <mo stretchy="false">&lt;</mo>
      <mn>0</mn>
    </mrow>
    <annotation encoding="StarMath 5.0">t_2&lt;0</annotation>
  </semantics>
</math>
</file>

<file path=Object 16/content.xml><?xml version="1.0" encoding="utf-8"?>
<math xmlns="http://www.w3.org/1998/Math/MathML" display="block">
  <semantics>
    <mrow>
      <msub>
        <mi>t</mi>
        <mn>2</mn>
      </msub>
      <mo stretchy="false">≥</mo>
      <mn>0</mn>
    </mrow>
    <annotation encoding="StarMath 5.0">t_2&gt;=0</annotation>
  </semantics>
</math>
</file>

<file path=Object 17/content.xml><?xml version="1.0" encoding="utf-8"?>
<math xmlns="http://www.w3.org/1998/Math/MathML" display="block">
  <semantics>
    <mrow>
      <msub>
        <mi>t</mi>
        <mn>1</mn>
      </msub>
      <mo stretchy="false">≥</mo>
      <mn>0</mn>
    </mrow>
    <annotation encoding="StarMath 5.0">t_1&gt;=0</annotation>
  </semantics>
</math>
</file>

<file path=Object 18/content.xml><?xml version="1.0" encoding="utf-8"?>
<math xmlns="http://www.w3.org/1998/Math/MathML" display="block">
  <semantics>
    <mrow>
      <msub>
        <mi>t</mi>
        <mn>1</mn>
      </msub>
      <mo stretchy="false">&lt;</mo>
      <mn>0</mn>
    </mrow>
    <annotation encoding="StarMath 5.0">t_1&lt;0</annotation>
  </semantics>
</math>
</file>

<file path=Object 19/content.xml><?xml version="1.0" encoding="utf-8"?>
<math xmlns="http://www.w3.org/1998/Math/MathML" display="block">
  <semantics>
    <mrow>
      <mi>c</mi>
      <mo stretchy="false">&gt;</mo>
      <mn>0</mn>
    </mrow>
    <annotation encoding="StarMath 5.0">c&gt;0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row>
      <mi>c</mi>
      <mo stretchy="false">=</mo>
      <mrow>
        <msup>
          <mi>d</mi>
          <mn>2</mn>
        </msup>
        <mo stretchy="false">−</mo>
        <msup>
          <mrow>
            <mo fence="true" form="prefix" stretchy="false">(</mo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</mrow>
            <mo fence="true" form="postfix" stretchy="false">)</mo>
          </mrow>
          <mn>2</mn>
        </msup>
      </mrow>
    </mrow>
    <annotation encoding="StarMath 5.0">c = d^{2} - ( r_{1} + r_{2} )^{2}</annotation>
  </semantics>
</math>
</file>

<file path=Object 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row>
      <msub>
        <mi>r</mi>
        <mn>1</mn>
      </msub>
      <mi>,</mi>
      <msub>
        <mi>r</mi>
        <mn>2</mn>
      </msub>
    </mrow>
    <annotation encoding="StarMath 5.0">r_{1}, r_{2}</annotation>
  </semantics>
</math>
</file>

<file path=Object 7/content.xml><?xml version="1.0" encoding="utf-8"?>
<math xmlns="http://www.w3.org/1998/Math/MathML" display="block">
  <semantics>
    <mrow>
      <mi>c</mi>
      <mo stretchy="false">≤</mo>
      <mn>0</mn>
    </mrow>
    <annotation encoding="StarMath 5.0">c&lt;=0</annotation>
  </semantics>
</math>
</file>

<file path=Object 8/content.xml><?xml version="1.0" encoding="utf-8"?>
<math xmlns="http://www.w3.org/1998/Math/MathML" display="block">
  <semantics>
    <mrow>
      <mi>c</mi>
      <mo stretchy="false">&gt;</mo>
      <mn>0</mn>
    </mrow>
    <annotation encoding="StarMath 5.0">c&gt;0</annotation>
  </semantics>
</math>
</file>

<file path=Object 9/content.xml><?xml version="1.0" encoding="utf-8"?>
<math xmlns="http://www.w3.org/1998/Math/MathML" display="block">
  <semantics>
    <mrow>
      <mi>a</mi>
      <mo stretchy="false">=</mo>
      <mn>0</mn>
    </mrow>
    <annotation encoding="StarMath 5.0">a=0
</annotation>
  </semantics>
</math>
</file>